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/>
    </style:style>
    <style:style style:name="P2" style:family="paragraph" style:parent-style-name="Standard"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fo:color="#000000"/>
    </style:style>
    <style:style style:name="T3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Timeline:</text:span></text:p>
      <text:p text:style-name="P2"/>
      <text:p text:style-name="P2"/>
      <text:p text:style-name="P2">04/01/2016:</text:p>
      <text:p text:style-name="P2">- Découverte du framework (Equipes)</text:p>
      <text:p text:style-name="P2">- Factorisation de codes dans la création de polygone : <text:span text:style-name="T2">IntersectTools.java (Aymeric, Charles, Kevin)</text:span></text:p>
      <text:p text:style-name="P2">- Instanceof dans <text:span text:style-name="T2">GameUniverseDefaultImpl.java</text:span><text:s/>(tentative) (Jérémy, Pierre)</text:p>
      <text:p text:style-name="P2">- Création du journal de bord (Equipes)</text:p>
      <text:p text:style-name="P2"/>
      <text:p text:style-name="P1"><text:span text:style-name="T3"/></text:p>
      <text:p text:style-name="P1"><text:span text:style-name="T1">Contributions:</text:span></text:p>
      <text:p text:style-name="P1"><text:span text:style-name="T1"/></text:p>
      <text:p text:style-name="P1"><text:span text:style-name="T1"/></text:p>
      <text:p text:style-name="P1"><text:span text:style-name="T1">Apprentissages:</text:span></text:p>
      <text:p text:style-name="P2">04/01/2016:</text:p>
      <text:p text:style-name="P2">- Utilisation de GitHub pour la mise à jour du travail, l’envoie de pull requests…</text:p>
      <text:p text:style-name="P1"><text:span text:style-name="T1"/></text:p>
      <text:p text:style-name="P1"><text:span text:style-name="T1"/></text:p>
      <text:p text:style-name="P1"><text:span text:style-name="T1">Communications:</text:span></text:p>
      <text:p text:style-name="P2"/>
      <text:p text:style-name="P2">04/01/2016:</text:p>
      <text:p text:style-name="P2">-Envoie d’une pull request sur la factorisation de codes dans la création de polygone (acceptée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Hequette Pierre</meta:initial-creator>
  </office:meta>
</office:document-meta>
</file>